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246f" officeooo:paragraph-rsid="0001246f"/>
    </style:style>
    <style:style style:name="P2" style:family="paragraph" style:parent-style-name="Standard">
      <style:text-properties officeooo:rsid="0001555e" officeooo:paragraph-rsid="0001555e"/>
    </style:style>
    <style:style style:name="P3" style:family="paragraph" style:parent-style-name="Standard">
      <style:text-properties officeooo:rsid="0001555e" officeooo:paragraph-rsid="000fd131"/>
    </style:style>
    <style:style style:name="P4" style:family="paragraph" style:parent-style-name="Standard">
      <style:text-properties officeooo:rsid="0002b50f" officeooo:paragraph-rsid="0003e039"/>
    </style:style>
    <style:style style:name="P5" style:family="paragraph" style:parent-style-name="Standard">
      <style:text-properties fo:font-weight="bold" officeooo:rsid="0001246f" officeooo:paragraph-rsid="0001246f" style:font-weight-asian="bold"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246f" officeooo:paragraph-rsid="0001246f" style:font-size-asian="18pt" style:font-weight-asian="bold" style:font-size-complex="18pt" style:font-weight-complex="bold"/>
    </style:style>
    <style:style style:name="P7" style:family="paragraph" style:parent-style-name="Standard">
      <style:text-properties officeooo:rsid="00072346" officeooo:paragraph-rsid="00072346"/>
    </style:style>
    <style:style style:name="P8" style:family="paragraph" style:parent-style-name="Standard">
      <style:text-properties officeooo:paragraph-rsid="002a867e"/>
    </style:style>
    <style:style style:name="P9" style:family="paragraph" style:parent-style-name="Standard" style:list-style-name="L1">
      <style:text-properties fo:font-weight="bold" officeooo:rsid="001a36ad" officeooo:paragraph-rsid="001a36ad" style:font-weight-asian="bold" style:font-weight-complex="bold"/>
    </style:style>
    <style:style style:name="P10" style:family="paragraph" style:parent-style-name="Standard" style:list-style-name="L3">
      <style:text-properties fo:font-weight="bold" officeooo:rsid="0001246f" officeooo:paragraph-rsid="0001246f" style:font-weight-asian="bold" style:font-weight-complex="bold"/>
    </style:style>
    <style:style style:name="P11" style:family="paragraph" style:parent-style-name="Standard" style:list-style-name="L5">
      <style:text-properties fo:font-weight="bold" officeooo:rsid="00072346" officeooo:paragraph-rsid="00072346" style:font-weight-asian="bold" style:font-weight-complex="bold"/>
    </style:style>
    <style:style style:name="P12" style:family="paragraph" style:parent-style-name="Standard" style:list-style-name="L2">
      <style:text-properties fo:font-weight="normal" officeooo:rsid="001a36ad" officeooo:paragraph-rsid="001a36ad" style:font-weight-asian="normal" style:font-weight-complex="normal"/>
    </style:style>
    <style:style style:name="P13" style:family="paragraph" style:parent-style-name="Standard" style:list-style-name="L2">
      <style:text-properties fo:font-weight="normal" officeooo:rsid="001b5e76" officeooo:paragraph-rsid="001b5e76" style:font-weight-asian="normal" style:font-weight-complex="normal"/>
    </style:style>
    <style:style style:name="P14" style:family="paragraph" style:parent-style-name="Standard" style:list-style-name="L4">
      <style:text-properties officeooo:rsid="000fd131" officeooo:paragraph-rsid="000fd131"/>
    </style:style>
    <style:style style:name="P15" style:family="paragraph" style:parent-style-name="Standard" style:list-style-name="L4">
      <style:text-properties officeooo:rsid="0003e039" officeooo:paragraph-rsid="0003e039"/>
    </style:style>
    <style:style style:name="P16" style:family="paragraph" style:parent-style-name="Standard" style:list-style-name="L6">
      <style:text-properties officeooo:paragraph-rsid="0030ec9a"/>
    </style:style>
    <style:style style:name="P17" style:family="paragraph" style:parent-style-name="Standard" style:list-style-name="L6">
      <style:text-properties officeooo:rsid="0014390c" officeooo:paragraph-rsid="0014390c"/>
    </style:style>
    <style:style style:name="P18" style:family="paragraph" style:parent-style-name="Standard" style:list-style-name="L6">
      <style:text-properties officeooo:rsid="00072346" officeooo:paragraph-rsid="00072346"/>
    </style:style>
    <style:style style:name="P19" style:family="paragraph" style:parent-style-name="Standard" style:list-style-name="L7">
      <style:text-properties officeooo:rsid="00072346" officeooo:paragraph-rsid="00072346"/>
    </style:style>
    <style:style style:name="P20" style:family="paragraph" style:parent-style-name="Standard" style:list-style-name="L8">
      <style:text-properties officeooo:rsid="002aa131" officeooo:paragraph-rsid="002aa131"/>
    </style:style>
    <style:style style:name="P21" style:family="paragraph" style:parent-style-name="Standard" style:list-style-name="L9">
      <style:text-properties officeooo:paragraph-rsid="002aa131"/>
    </style:style>
    <style:style style:name="P22" style:family="paragraph" style:parent-style-name="Standard" style:list-style-name="L10">
      <style:text-properties officeooo:rsid="002c19e3" officeooo:paragraph-rsid="002c19e3"/>
    </style:style>
    <style:style style:name="T1" style:family="text">
      <style:text-properties officeooo:rsid="0001246f"/>
    </style:style>
    <style:style style:name="T2" style:family="text">
      <style:text-properties officeooo:rsid="0003e039"/>
    </style:style>
    <style:style style:name="T3" style:family="text">
      <style:text-properties officeooo:rsid="00059652"/>
    </style:style>
    <style:style style:name="T4" style:family="text">
      <style:text-properties officeooo:rsid="001dc0c0"/>
    </style:style>
    <style:style style:name="T5" style:family="text">
      <style:text-properties officeooo:rsid="00225291"/>
    </style:style>
    <style:style style:name="T6" style:family="text">
      <style:text-properties officeooo:rsid="002a867e"/>
    </style:style>
    <style:style style:name="T7" style:family="text">
      <style:text-properties officeooo:rsid="00072346"/>
    </style:style>
    <style:style style:name="T8" style:family="text">
      <style:text-properties officeooo:rsid="002c1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BB Deployment </text:p>
      <text:p text:style-name="P1"/>
      <text:p text:style-name="P1">Here we are going to discuss deployment steps of any feature to a running server. We have to make sure that in case of any failure we can rollback to previous states. For doing that here we have defined certain steps which includes backup and rollback to previous state of server.</text:p>
      <text:p text:style-name="P1"><text:s/></text:p>
      <text:list xml:id="list692835690" text:style-name="L1">
        <text:list-item>
          <text:p text:style-name="P9">Deployment prerequisite:</text:p>
        </text:list-item>
      </text:list>
      <text:list xml:id="list2132608117" text:style-name="L2">
        <text:list-item>
          <text:p text:style-name="P12">Shutdown the running server ( i.e. stop the server from <text:span text:style-name="T4">AWS </text:span>) <text:span text:style-name="T4">where we have to deploy</text:span>.</text:p>
        </text:list-item>
        <text:list-item>
          <text:p text:style-name="P12">Create <text:span text:style-name="T4">AMI</text:span> of <text:span text:style-name="T4">the </text:span>server.</text:p>
        </text:list-item>
        <text:list-item>
          <text:p text:style-name="P12">Start another server with the above created <text:s/><text:span text:style-name="T4">AMI</text:span>. This is where we going to deploy all of our features. If we get any error or in case of any rollback we will change static ip to our original server.</text:p>
        </text:list-item>
        <text:list-item>
          <text:p text:style-name="P13">Follow the deployment steps as defined below. (since this step is time consuming and error prone, we need to automate this process).</text:p>
        </text:list-item>
        <text:list-item>
          <text:p text:style-name="P13">Do all functionality and sanity testing to verify if we have successfully updated all features.</text:p>
        </text:list-item>
        <text:list-item>
          <text:p text:style-name="P13">Now we can assign the static ip of deployment server to this updated server. And keep the original server stop until some specified time.</text:p>
        </text:list-item>
        <text:list-item>
          <text:p text:style-name="P13">In case of any failure in testing or in production we can rollback to our original server anytime, by changing the static ip there.</text:p>
          <text:p text:style-name="P13"/>
        </text:list-item>
      </text:list>
      <text:p text:style-name="P1"/>
      <text:list xml:id="list2771796633" text:style-name="L3">
        <text:list-item>
          <text:p text:style-name="P10">Steps to deploy following features:</text:p>
        </text:list-item>
      </text:list>
      <text:p text:style-name="P5"><text:tab/>a. Moderator can mute and unmute viewer’s audio.</text:p>
      <text:p text:style-name="P5"><text:tab/>b. Video of all the v<text:span text:style-name="T3">ie</text:span>wers will be muted at the start of meeting.</text:p>
      <text:p text:style-name="P5"><text:tab/>is as follows:</text:p>
      <text:p text:style-name="P1"><text:tab/>1. Copy bigbluebutton.properties from <text:tab/><text:tab/>/usr/share/bbb-web/WEB-INF/classes//bigbluebutton.properties</text:p>
      <text:p text:style-name="P2"><text:tab/>to two location home/ubuntu/bkp/ and <text:s/>home/ubun<text:span text:style-name="T3">tu</text:span>/Date_of_deployment.</text:p>
      <text:p text:style-name="P2"><text:tab/>The first location contains the original file and the second is where we are going to modify <text:tab/>this file, so that we can copy it to original location after m<text:span text:style-name="T3">a</text:span>king change.</text:p>
      <text:p text:style-name="P2"/>
      <text:p text:style-name="P3"><text:tab/>2. Set the following string to true as follows:</text:p>
      <text:p text:style-name="P3"><text:tab/> <text:s text:c="3"/>* allowModsToUnmuteUsers=true </text:p>
      <text:p text:style-name="P3"><text:tab/> <text:s text:c="3"/>* lockSettingsDisableCam = true</text:p>
      <text:p text:style-name="P3"><text:s text:c="2"/></text:p>
      <text:p text:style-name="P4"><text:tab/>3. <text:span text:style-name="T2">Open terminal inside the place where you are changing the above file i.e. <text:tab/>home/ubuntu/Date_of_deployment (i.e. change your directory here). And run following <text:tab/>command</text:span></text:p>
      <text:list xml:id="list2965380474" text:style-name="L4">
        <text:list-item>
          <text:p text:style-name="P14">sudo cp <text:span text:style-name="T1">bigbluebutton.properties /usr/share/bbb-web/WEB-INF/classes/</text:span></text:p>
        </text:list-item>
        <text:list-item>
          <text:p text:style-name="P15">sudo bbb-conf --restart</text:p>
          <text:p text:style-name="P15"/>
        </text:list-item>
      </text:list>
      <text:list xml:id="list3345916099" text:style-name="L5">
        <text:list-item>
          <text:p text:style-name="P11">To Deploy Hand raise button, <text:span text:style-name="T5">button to toggle all user’s webcam permission,</text:span> <text:span text:style-name="T5">user list sorting and focus presenter video </text:span>do the following steps:</text:p>
        </text:list-item>
      </text:list>
      <text:list xml:id="list713379409" text:style-name="L6">
        <text:list-item>
          <text:p text:style-name="P16"><text:span text:style-name="T7">Copy meteorbundle folder from deployment directory</text:span> <text:span text:style-name="T7">to your server at home/ubuntu/Date_of_deployment.</text:span></text:p>
        </text:list-item>
        <text:list-item>
          <text:p text:style-name="P17">Copy settings.yml from /usr/share/meteor/bundle/programs/server/assets/app/config/settings.yml to this directory.</text:p>
        </text:list-item>
        <text:list-item>
          <text:p text:style-name="P18">Open the terminal inside this directory and run following commands <text:s text:c="2"/></text:p>
        </text:list-item>
      </text:list>
      <text:list xml:id="list1125458158" text:style-name="L7">
        <text:list-item>
          <text:p text:style-name="P19">sudo tar -xzvf *.tar.gz -C /usr/share/meteor</text:p>
        </text:list-item>
      </text:list>
      <text:p text:style-name="P7"/>
      <text:p text:style-name="P7"/>
      <text:p text:style-name="P8"><text:soft-page-break/><text:span text:style-name="T7"><text:s/><text:tab/>4. Modify settings.yml which you have copied in step 2 (lets call it setting1) according to <text:s text:c="3"/><text:tab/>settings.yml present inside the deployment directory(lets call it setting2) as follows:</text:span></text:p>
      <text:list xml:id="list778061021" text:style-name="L8">
        <text:list-item>
          <text:p text:style-name="P20">replace following fields from setting1 to setting2</text:p>
        </text:list-item>
      </text:list>
      <text:list xml:id="list1042188476" text:style-name="L9">
        <text:list-item>
          <text:p text:style-name="P21">wsUrl:</text:p>
        </text:list-item>
        <text:list-item>
          <text:p text:style-name="P21">url: <text:span text:style-name="T8">present inside note:</text:span></text:p>
        </text:list-item>
        <text:list-item>
          <text:p text:style-name="P21">apikey: <text:span text:style-name="T8">present inside etherpad:</text:span></text:p>
        </text:list-item>
      </text:list>
      <text:list xml:id="list2784418751" text:style-name="L10">
        <text:list-item>
          <text:p text:style-name="P22">save setting2 file.</text:p>
        </text:list-item>
      </text:list>
      <text:list xml:id="list102543045342924" text:continue-list="list1042188476" text:style-name="L9">
        <text:list-header>
          <text:p text:style-name="P21"/>
        </text:list-header>
      </text:list>
      <text:p text:style-name="P8"><text:s text:c="12"/><text:span text:style-name="T8">5. open terminal where updated setting2 file is present and run following command </text:span></text:p>
      <text:list xml:id="list102543213186908" text:continue-list="list1125458158" text:style-name="L7">
        <text:list-item>
          <text:p text:style-name="P19">sudo cp settings.yml /usr/share/meteor/bundle/programs/server/assets/app/config/</text:p>
        </text:list-item>
        <text:list-item>
          <text:p text:style-name="P19">sudo bbb-conf --restart</text:p>
          <text:p text:style-name="P19"/>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5T09:43:40.502000000</meta:creation-date>
    <dc:date>2020-08-27T10:25:38.949000000</dc:date>
    <meta:editing-duration>PT1H51M57S</meta:editing-duration>
    <meta:editing-cycles>23</meta:editing-cycles>
    <meta:generator>LibreOffice/6.3.1.2$Windows_X86_64 LibreOffice_project/b79626edf0065ac373bd1df5c28bd630b4424273</meta:generator>
    <meta:document-statistic meta:table-count="0" meta:image-count="0" meta:object-count="0" meta:page-count="2" meta:paragraph-count="41" meta:word-count="469" meta:character-count="3036" meta:non-whitespace-character-count="2579"/>
  </office:meta>
</office:document-meta>
</file>